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justify" style:justify-single-word="false"/>
      <style:text-properties fo:language="es" fo:country="ES" fo:font-style="normal" style:font-style-asian="normal" style:font-style-complex="normal"/>
    </style:style>
    <style:style style:name="P4" style:family="paragraph" style:parent-style-name="Standard">
      <style:paragraph-properties fo:text-align="justify" style:justify-single-word="false"/>
      <style:text-properties fo:language="es" fo:country="ES" fo:font-style="normal" style:font-style-asian="normal" style:font-style-complex="normal"/>
    </style:style>
    <style:style style:name="P5" style:family="paragraph" style:parent-style-name="Standard">
      <style:paragraph-properties fo:text-align="justify" style:justify-single-word="false"/>
      <style:text-properties fo:language="es" fo:country="ES" fo:font-style="normal" officeooo:paragraph-rsid="0006b324" style:font-style-asian="normal" style:font-style-complex="normal"/>
    </style:style>
    <style:style style:name="P6" style:family="paragraph" style:parent-style-name="Standard">
      <style:paragraph-properties fo:text-align="justify" style:justify-single-word="false"/>
      <style:text-properties fo:language="es" fo:country="ES" fo:font-style="normal" officeooo:paragraph-rsid="000da4b9"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es" fo:country="ES" fo:font-style="normal" style:font-style-asian="normal" style:font-style-complex="normal"/>
    </style:style>
    <style:style style:name="T4" style:family="text">
      <style:text-properties officeooo:rsid="0006b324"/>
    </style:style>
    <style:style style:name="T5" style:family="text">
      <style:text-properties officeooo:rsid="0007f855"/>
    </style:style>
    <style:style style:name="T6" style:family="text">
      <style:text-properties officeooo:rsid="000894d8"/>
    </style:style>
    <style:style style:name="T7" style:family="text">
      <style:text-properties officeooo:rsid="0009e65d"/>
    </style:style>
    <style:style style:name="T8" style:family="text">
      <style:text-properties officeooo:rsid="000b090b"/>
    </style:style>
    <style:style style:name="T9" style:family="text">
      <style:text-properties officeooo:rsid="000b41a3"/>
    </style:style>
    <style:style style:name="T10" style:family="text">
      <style:text-properties officeooo:rsid="000be705"/>
    </style:style>
    <style:style style:name="T11" style:family="text">
      <style:text-properties officeooo:rsid="000da4b9"/>
    </style:style>
    <style:style style:name="T12" style:family="text">
      <style:text-properties officeooo:rsid="000f7b6c"/>
    </style:style>
    <style:style style:name="T13" style:family="text">
      <style:text-properties officeooo:rsid="001108cb"/>
    </style:style>
    <style:style style:name="T14" style:family="text">
      <style:text-properties officeooo:rsid="0012d2cb"/>
    </style:style>
    <style:style style:name="T15" style:family="text">
      <style:text-properties officeooo:rsid="0013dc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guerra real en la realidad</text:p>
      <text:p text:style-name="Standard"/>
      <text:p text:style-name="P1">Si hay una cosa de la que nosotros no podemos tomar distancia es de las noticias de las ultimas semanas, esto es: el moderno sistema Norte Americano de vigilancia, este en realidad no es terreno de las fantasías paranoicas, por el contrario a llegado.</text:p>
      <text:p text:style-name="Standard"/>
      <text:p text:style-name="P1">Las revelaciones sobre el programa de recolección de datos PRISM de la Agencia Nacional de Seguridad ha aumentado la conciencia, es comprensible la preocupación y los temores, entre los Norte Americanos y los extranjeros sobre el alcance y el poder de las agencias secretas que se dedican a la recolección de datos detrás de las fachadas de gobiernos y empresas.</text:p>
      <text:p text:style-name="P1"/>
      <text:p text:style-name="P1">Pero estas revelaciones, cautivadoras como lo son, han sido parciales, se centran sobre una agencia gubernamental y sus trabajos de vigilancia e inteligencia, que supuestamente se realizar en interés de la <text:s/>seguridad nacional. Pero ha recibido menos atención es que la mayoría de las tareas de inteligencia hoy en día no son llevadas por agencias gubernamentales sino por agencias privadas de inteligencia y que mucho del trabajo implican otro aspecto común a las labores de inteligencia: el engaño. Esto es que no solo esta implicado el trabajo de ocultamiento de la realidad, además, esta la fabricación de esta. </text:p>
      <text:p text:style-name="P1"/>
      <text:p text:style-name="P1">El reino del secreto y el engaño en las oscuras pero poderosas fuerzas puede sonar al terreno de <text:s/>periodistas de investigación, novelas de suspense y directores de Hollywood, y lo es, pero también es materia para los filósofos. Con más exactitud, la comprensión del engaño y como puede ser descubierto ha sido el gran proyecto de filosofía de los últimos 2500 años. Y es un trabajo donde los periodistas, los filósofos y otros buscadores de verdad pueden encontrarse.</text:p>
      <text:p text:style-name="P1"/>
      <text:p text:style-name="P1">En una de las alegorías más conocidas en la tradición intelectual de Occidente, Platón describe un grupo de individuos encadenados dentro de una caverna y con fuego detrás de ellos. Ellos solo son capaces de ver las sombras que proyectadas en la pared por las personas que pasan detrás de ellos. Confunde las sombras por la realidad. Para ver las cosas como realmente son, ellos deben estar separados y hacer su camino hacia fuera de la cueva. Informar como es el mundo realmente afuera es el deber fundamental del filósofo.</text:p>
      <text:p text:style-name="P1"/>
      <text:p text:style-name="P1">En un sentido más contemporáneo, necesitamos reflexionar sobre los esfuerzos para operar en total secreto y participar en la creación de falsas impresiones y realidades como un problema del área de la es epistemología, un área de la filosofía que tiene que ver con la naturaleza del conocimiento. Un filósofo interesado en optimizar debe considerar cosas como la vigilancia y el engaño no como alimento para la próxima película “Matrix”, sino como un tipo real de guerra epistemológica.</text:p>
      <text:p text:style-name="P1"/>
      <text:p text:style-name="P1">Para tener un perspectiva del role de manipulación que las agencias de inteligencia privada juegan desempeñan sobre en nuestra sociedad, vale la pena examinar la información por algunos significativos hacks de los últimos años de lo que eran datos secretos.</text:p>
      <text:p text:style-name="P1"/>
      <text:p text:style-name="P1">Una importante penetración en el mundo de estas compañías proviene de un hack de 2010 por un grupo conocido como LulzSec (en ese momento el grupo se llamaba <text:span text:style-name="T1">Internet Feds</text:span>), dirigido a una compañía privada de inteligencia llamada HBGary Federal. Este hack consiguió 75.000 correos electrónicos. Esto revelo, por ejemplo, que el Bank of America se acerco al Departamento de Justicia preocupado por la información que WikiLeaks tenia sobre él. A su vez el Departamento de Justicias se refirió al Bank of America y al grupo de presión Hunton and Williams, que a su vez conectaba al banco con un grupo empresas de seguridad conocidas como Team Themis.</text:p>
      <text:p text:style-name="P1"/>
      <text:p text:style-name="P1"><text:soft-page-break/>Team Themis (un grupo que incluye a HBGary y loas firmas privadas de inteligencia y seguridad Palatir Technologies, Berico Technologies y Endgame System) fue llamado para encontrar una manera de socavar la credibilidad de WikiLeaks y la del periodista Glenn Greenwald (que recientemente público la filtración de Edward Snowden sobre el programa PRISM de la N.S.A) por el apoyo de Greenwald a Wikileaks. En concreto, el plan platea las acciones de “sabotear y desacreditar a la organización opositora”, incluyendo un plan de publicar documentos falsos y luego llamar la atención sobre su error. Con respecto a Greenwald argumentaron que este se hundiría “si empuja” porque sería “elegir entre su carrera profesional por sobre la causa”. Que evidentemente no fue el caso.</text:p>
      <text:p text:style-name="P1"/>
      <text:p text:style-name="P1">Team Themis también desarrollo una propuesta para la Cámara de Comercio para socavar la credibilidad de una de sus críticos, un grupo llamado Chamber Watch. La propuesta llama primero a “crear un falso documento, quizás resaltado información económica” y dándoselo al grupo progresista que se opone a la Cámara, para luego exponerlo como una falsificación y “probar que no se puede confiar en la información dada por Chamber Wath, ni de que diga la verdad”.</text:p>
      <text:p text:style-name="P1"/>
      <text:p text:style-name="P1">Además, se propuso crear una persona “con información privilegiada falsa” que se infiltrara en Chamber Wath. Ellos proponían “crear dos personas con información privilegiada, usando a una para que desacreditara a la otra en tanto que se apoyaba la credibilidad de la segunda”.<text:line-break/></text:p>
      <text:p text:style-name="P1">El hack también revelo evidencias que Team Themis esta desarrollando un sistema de “manejo de personas”, un programa desarrollado específicamente por petición <text:s/>de la Fuerza Aérea Estadounidense, que permite a un usuario controlar múltiples identidades en la red (“títeres de medias”) para comentar en redes sociales dando la apariencia de un enraizado apoyo. El contrato fue finalmente adjudicado a otra empresa privada de inteligencia.</text:p>
      <text:p text:style-name="P1"/>
      <text:p text:style-name="P1">Esto suena como a la fantasía de Matrix pero es claramente real y se asemeja a las operaciones psicológicas (Psyops), que como la mayoría de los estudios de la historia reciente de Estados Unidos ha sido parte de la estrategia militar de la nación durante décadas. El <text:span text:style-name="T1">Manual de capacitación para la Guerra no Convencional </text:span><text:span text:style-name="T2">define las Psyops como “operaciones planeadas para transmitir información e indicadores seleccionados sobre audiencias extranjeras para influir en sus emociones, motivaciones, pensamiento objetivo y finalmente en el comportamiento de gobiernos extranjeros, organizaciones, grupos e individuos”. En otras palabras, en algunas ocasiones es más efectivo engañar a la población sobre una falsa realidad que imponerse por la fuerza o por medio de las armas convencionales. Por supuesto, esto se puede aplicar a su propia población si se opta por verla como un enemigo cuyas “motivaciones, razonamiento y comportamiento” necesita ser controlado.</text:span></text:p>
      <text:p text:style-name="P2"/>
      <text:p text:style-name="P2">Las Psyops no necesitan ser llevados a cabo por gobiernos, pueden ser realizados por quienes tienen las capacidades y los incentivos para llevarlo a cabo. En el caso de los contratistas privados de inteligencia, tienen ambos, incentivos (miles de millones de dolares en contratos) y las capacidades.</text:p>
      <text:p text:style-name="P2"/>
      <text:p text:style-name="P1"><text:span text:style-name="T2">Varios meses después del hack a HBGary, un activista y hacker del área de Chicago llamado </text:span><text:bookmark text:name="result_box"/><text:span text:style-name="T3">Jeremy Hammond hackeo con éxito a otra firma de inteligencia, Strategic Forcasting Inc., o Stratfor y liberó aproximadamente cinco millones de correos electrónicos. Este hack proporciona una visión sorprendente de cómo la seguridad privada y las agencias de inteligencia trabajan vis a vis con las agencias de seguridad del gobierno como la CIA. En un correo electrónico de 2004 dirigido a los empleado de Stratfor, el fundador de la empresa y presidente George Friedman fue despectivo sobre las capacidades de la CIA para hacer su trabajo: “Todo el mundo en Langley [la CIA] conoce que nosotros somos capaces de hacer cosas que ellos nunca han podido, usando una pequeña fracción de sus recursos. Ellos han preguntado siempre como lo hicimos. Nosotros podemos ahora mostrarles y tal vez </text:span><text:soft-page-break/><text:span text:style-name="T3">ellos puedan aprender”.</text:span></text:p>
      <text:p text:style-name="P3"/>
      <text:p text:style-name="P3">Los correos electrónicos solo nos mostraron una visión más exacta dentro del mundo de las compañías privadas de seguridad, pero esta visión fue espantosa. Los correos electrónicos filtrados muestran las actividades vigilancia para monitorear de las protestas de Occupy Austin así como su relación con el grupo ambientalista Deep Green Resiustance. Los agentes de la Stratfor discuten como infiltraron a uno de sus agentes (“U/C”) <text:s/>y pregunto en una asamblea general del Occupy Austin para entender como funcionaba el grupo.</text:p>
      <text:p text:style-name="P3"/>
      <text:p text:style-name="P5"><text:span text:style-name="T4">Stratfor también implicado en actividades de vigilancia </text:span><text:span text:style-name="T5">sobre activistas que buscaban la reparación de las víctimas del desastre de una planta química </text:span><text:span text:style-name="T6">en Bhopal, India, incluyendo un grupo llamado Bophal Medical Appeal. Además, entre los objetivos estaba </text:span><text:span text:style-name="T7">The Yes Men, un grupo satírico que había humillado a Dow Chemical, con una conferencia de prensa falsa anunciando la reparación de las víctimas. </text:span><text:span text:style-name="T8">Stratfor </text:span><text:span text:style-name="T10">envia</text:span><text:span text:style-name="T8"> regularmente a varios funcionarios de Dow las minutas </text:span><text:span text:style-name="T9">sobre las actividades de dos miembros de los Yes Men.</text:span></text:p>
      <text:p text:style-name="P5"><text:span text:style-name="T9"/></text:p>
      <text:p text:style-name="P6"><text:span text:style-name="T11">En un intrigante correo electrónico se reveló que la compañía Coca-Cola estaba </text:span><text:span text:style-name="T12">preguntando a Stratfor <text:s/>información de inteligencia sobre PETA (Personas por un Trato Ético a los Animales)</text:span><text:span text:style-name="T11">, </text:span><text:span text:style-name="T12">el vicepresidente de </text:span><text:span text:style-name="T13">Stratfor afirma que “El FBI tiene una investigación confidencial sobre las operaciones de PETA. Veré que puedo descubrir”. </text:span><text:span text:style-name="T14">De esto uno puede tener la impresión </text:span><text:span text:style-name="T15">de que el FBI trabaja como una agencia privada de detectives de Stratfor y de sus clientes corporativos.</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3-08-23T11:24:20</meta:creation-date>
    <dc:date>2013-09-16T11:34:20</dc:date>
    <meta:editing-duration>P8DT10H19M21S</meta:editing-duration>
    <meta:editing-cycles>16</meta:editing-cycles>
    <meta:generator>LibreOffice/4.0.3.3$Linux_X86_64 LibreOffice_project/400m0$Build-3</meta:generator>
    <meta:document-statistic meta:table-count="0" meta:image-count="0" meta:object-count="0" meta:page-count="3" meta:paragraph-count="19" meta:word-count="1478" meta:character-count="9255" meta:non-whitespace-character-count="7789"/>
  </office:meta>
</office:document-meta>
</file>